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023cm"/>
    </style:style>
    <style:style style:name="gr4" style:family="graphic" style:parent-style-name="standard">
      <style:graphic-properties draw:stroke="none" svg:stroke-color="#000000" draw:fill="none" draw:fill-color="#ffffff" fo:min-height="1.558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4.028cm" svg:height="2.48cm" svg:x="8.118cm" svg:y="15.118cm">
          <text:p text:style-name="P1"><text:span text:style-name="T1">Если </text:span></text:p>
          <text:p text:style-name="P1"><text:span text:style-name="T1">Result &lt;= 5.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" draw:id="id2" draw:layer="layout" svg:width="7.601cm" svg:height="2.477cm" svg:x="6.299cm" svg:y="7.451cm">
          <text:p text:style-name="P2"><text:span text:style-name="T2">result = result + 1.0/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8.118cm" svg:y1="16.358cm" svg:x2="10.1cm" svg:y2="7.451cm" draw:start-shape="id1" draw:start-glue-point="5" draw:end-shape="id2" draw:end-glue-point="4" svg:d="M8118 16358h-2321v-9409h4303v502">
          <text:p/>
        </draw:connector>
        <draw:custom-shape draw:style-name="gr1" draw:text-style-name="P3" xml:id="id3" draw:id="id3" draw:layer="layout" svg:width="4.027cm" svg:height="2.479cm" svg:x="6.299cm" svg:y="2.7cm">
          <text:p text:style-name="P3">Начало</text:p>
          <text:p text:style-name="P3">Программы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3" draw:layer="layout" svg:x1="8.312cm" svg:y1="5.179cm" svg:x2="10.1cm" svg:y2="7.451cm" draw:start-shape="id3" draw:start-glue-point="6" draw:end-shape="id2" draw:end-glue-point="4" svg:d="M8312 5179v1136h1788v1136">
          <text:p/>
        </draw:connector>
        <draw:frame draw:style-name="gr3" draw:layer="layout" svg:width="3.471cm" svg:height="4.273cm" svg:x="-0.6cm" svg:y="10.572cm">
          <draw:text-box>
            <text:p/>
          </draw:text-box>
        </draw:frame>
        <draw:custom-shape draw:style-name="gr1" draw:text-style-name="P3" xml:id="id4" draw:id="id4" draw:layer="layout" svg:width="4.027cm" svg:height="2.48cm" svg:x="8.002cm" svg:y="19.441cm">
          <text:p text:style-name="P3">Вывод: i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3" xml:id="id5" draw:id="id5" draw:layer="layout" svg:width="4.028cm" svg:height="2.476cm" svg:x="8.001cm" svg:y="23.224cm">
          <text:p text:style-name="P3">Конец </text:p>
          <text:p text:style-name="P3">программы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3" draw:layer="layout" svg:x1="10.015cm" svg:y1="21.921cm" svg:x2="10.015cm" svg:y2="23.224cm" draw:start-shape="id4" draw:start-glue-point="8" draw:end-shape="id5" draw:end-glue-point="4" svg:d="M10015 21921v1303">
          <text:p/>
        </draw:connector>
        <draw:frame draw:style-name="gr4" draw:text-style-name="P4" draw:layer="layout" svg:width="1.871cm" svg:height="1.808cm" svg:x="7.4cm" svg:y="15.3cm">
          <draw:text-box>
            <text:p><text:span text:style-name="T3">да</text:span></text:p>
          </draw:text-box>
        </draw:frame>
        <draw:frame draw:style-name="gr4" draw:text-style-name="P4" draw:layer="layout" svg:width="1.871cm" svg:height="1.808cm" svg:x="11.829cm" svg:y="15.392cm">
          <draw:text-box>
            <text:p><text:span text:style-name="T3">нет</text:span></text:p>
          </draw:text-box>
        </draw:frame>
        <draw:connector draw:style-name="gr2" draw:text-style-name="P3" draw:layer="layout" svg:x1="12.146cm" svg:y1="16.358cm" svg:x2="10.015cm" svg:y2="19.441cm" draw:start-shape="id1" draw:start-glue-point="7" draw:end-shape="id4" draw:end-glue-point="5" svg:d="M12146 16358h501v2162h-2632v921">
          <text:p/>
        </draw:connector>
        <draw:custom-shape draw:style-name="gr1" draw:text-style-name="P2" xml:id="id6" draw:id="id6" draw:layer="layout" svg:width="4.028cm" svg:height="2.477cm" svg:x="8.118cm" svg:y="10.913cm">
          <text:p text:style-name="P2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0.1cm" svg:y1="9.928cm" svg:x2="10.132cm" svg:y2="10.913cm" draw:start-shape="id2" draw:start-glue-point="6" draw:end-shape="id6" draw:end-glue-point="4" svg:d="M10100 9928v492h32v493">
          <text:p/>
        </draw:connector>
        <draw:connector draw:style-name="gr2" draw:text-style-name="P3" draw:layer="layout" svg:x1="10.132cm" svg:y1="13.39cm" svg:x2="10.132cm" svg:y2="15.118cm" draw:start-shape="id6" draw:start-glue-point="6" draw:end-shape="id1" draw:end-glue-point="4" svg:d="M10132 13390v17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6T17:33:52.26</meta:creation-date>
    <dc:date>2018-10-14T14:17:00.51</dc:date>
    <meta:editing-duration>PT49M42S</meta:editing-duration>
    <meta:editing-cycles>5</meta:editing-cycles>
    <meta:generator>OpenOffice/4.1.1$Win32 OpenOffice.org_project/411m6$Build-9775</meta:generator>
    <meta:document-statistic meta:object-count="15"/>
  </office:meta>
</office:document-meta>
</file>